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5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6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9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50"><text:tab/>;;;;;;;;;;;;;defw beanhere+room</text:p>
      <text:p text:style-name="P50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41"><text:tab/>if computer=spectrum</text:p>
      <text:p text:style-name="P41"><text:tab/>org beforerelocate</text:p>
      <text:p text:style-name="P41"><text:tab/>endif</text:p>
      <text:p text:style-name="P19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41"><text:tab/>call store_sprite_vars1</text:p>
      <text:p text:style-name="P19"><text:tab/>call plotattris</text:p>
      <text:p text:style-name="P19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9"/>
      <text:p text:style-name="P53"><text:tab/>xor a</text:p>
      <text:p text:style-name="P53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3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3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7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8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3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3"><text:tab/>if seeproxbox=0</text:p>
      <text:p text:style-name="P3">proximitycollide</text:p>
      <text:p text:style-name="P53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41"><text:tab/>call findfrmsize</text:p>
      <text:p text:style-name="P41"><text:tab/>bit 5,(ix+colour)</text:p>
      <text:p text:style-name="P41"><text:tab/>call z,plotattris1</text:p>
      <text:p text:style-name="P43">frmplotpatch</text:p>
      <text:p text:style-name="P43"><text:tab/>ld a,1</text:p>
      <text:p text:style-name="P41"><text:tab/>ld (frmplot),a</text:p>
      <text:p text:style-name="P19"><text:tab/>call frame</text:p>
      <text:p text:style-name="P41"><text:tab/>pop ix</text:p>
      <text:p text:style-name="P41"><text:tab/>push ix</text:p>
      <text:p text:style-name="P41"><text:tab/>bit 5,(ix+colour)</text:p>
      <text:p text:style-name="P41"><text:tab/>call nz,plotattris2</text:p>
      <text:p text:style-name="P41"><text:tab/>pop ix</text:p>
      <text:p text:style-name="P19"><text:tab/>ret</text:p>
      <text:p text:style-name="P3"/>
      <text:p text:style-name="P46">plotattris1</text:p>
      <text:p text:style-name="P46">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jp plotattris</text:p>
      <text:p text:style-name="P41">plotattris2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ld a,7+64</text:p>
      <text:p text:style-name="P41"><text:tab/>ld (frmattri),a</text:p>
      <text:p text:style-name="P41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1">stretchwater</text:p>
      <text:p text:style-name="P11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4"><text:tab/>push bc</text:p>
      <text:p text:style-name="P53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41"><text:tab/>call store_sprite_vars</text:p>
      <text:p text:style-name="P19"><text:tab/>call frame</text:p>
      <text:p text:style-name="P5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3"><text:tab/>ld de,3</text:p>
      <text:p text:style-name="P53"><text:tab/>add ix,de</text:p>
      <text:p text:style-name="P53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3"><text:tab/>ld b,a</text:p>
      <text:p text:style-name="P36">updateflamelp</text:p>
      <text:p text:style-name="P54"><text:tab/>push bc</text:p>
      <text:p text:style-name="P19"><text:tab/>call printflame<text:tab/>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51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3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9"><text:tab/>ld e,(ix+0)</text:p>
      <text:p text:style-name="P19"><text:tab/>ld l,(ix+1)</text:p>
      <text:p text:style-name="P19"><text:tab/>ld a,115</text:p>
      <text:p text:style-name="P54">simprintflame</text:p>
      <text:p text:style-name="P54"><text:tab/>push ix</text:p>
      <text:p text:style-name="P41"><text:tab/>call store_sprite_vars</text:p>
      <text:p text:style-name="P19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41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4"><text:tab/>pop hl</text:p>
      <text:p text:style-name="P53"><text:tab/>ld hl,lookatpicturemess</text:p>
      <text:p text:style-name="P53"><text:tab/>if computer=spectrum</text:p>
      <text:p text:style-name="P3"><text:tab/>ld a,1</text:p>
      <text:p text:style-name="P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jp dotreasurepic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9">heartdemo</text:p>
      <text:p text:style-name="P19"><text:tab/>call resethearts</text:p>
      <text:p text:style-name="P3"/>
      <text:p text:style-name="P19"><text:tab/>ld b,255</text:p>
      <text:p text:style-name="P36">allhearts</text:p>
      <text:p text:style-name="P36"><text:tab/>push bc</text:p>
      <text:p text:style-name="P36"><text:tab/>call updatehearts</text:p>
      <text:p text:style-name="P19"><text:tab/>pop bc</text:p>
      <text:p text:style-name="P19"><text:tab/>djnz allhearts</text:p>
      <text:p text:style-name="P19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9">resethearts</text:p>
      <text:p text:style-name="P39"><text:tab/>ld a,(addpatch+1)</text:p>
      <text:p text:style-name="P19"><text:tab/>xor &amp;86~&amp;96<text:tab/><text:tab/>;(add) xor (sub) </text:p>
      <text:p text:style-name="P19"><text:tab/>ld (addpatch+1),a</text:p>
      <text:p text:style-name="P3"/>
      <text:p text:style-name="P19"><text:tab/>xor a</text:p>
      <text:p text:style-name="P19"><text:tab/>ld (frmreverse),a</text:p>
      <text:p text:style-name="P19"><text:tab/>inc a</text:p>
      <text:p text:style-name="P19"><text:tab/>ld (frmplot),a</text:p>
      <text:p text:style-name="P19"><text:tab/>ld a,2</text:p>
      <text:p text:style-name="P19"><text:tab/>ld (frmattri),a</text:p>
      <text:p text:style-name="P3"/>
      <text:p text:style-name="P19"><text:tab/>ld ix,hearttable</text:p>
      <text:p text:style-name="P19"><text:tab/>ld b,32</text:p>
      <text:p text:style-name="P19"><text:tab/>xor a</text:p>
      <text:p text:style-name="P39">resetheartslp</text:p>
      <text:p text:style-name="P39"><text:tab/>push af</text:p>
      <text:p text:style-name="P19"><text:tab/>push bc</text:p>
      <text:p text:style-name="P19"/>
      <text:p text:style-name="P19"><text:tab/>ld (ix+0),a</text:p>
      <text:p text:style-name="P19"><text:tab/>call random</text:p>
      <text:p text:style-name="P19"><text:tab/>ld (ix+1),a</text:p>
      <text:p text:style-name="P19"><text:soft-page-break/><text:tab/>call printheart</text:p>
      <text:p text:style-name="P19"><text:tab/>inc ix</text:p>
      <text:p text:style-name="P19"><text:tab/>inc ix</text:p>
      <text:p text:style-name="P19"><text:tab/>pop bc</text:p>
      <text:p text:style-name="P19"><text:tab/>pop af</text:p>
      <text:p text:style-name="P19"><text:tab/>add a,8</text:p>
      <text:p text:style-name="P19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9"><text:tab/>ld b,32</text:p>
      <text:p text:style-name="P19"><text:tab/>ld ix,hearttable</text:p>
      <text:p text:style-name="P39">updateheartslp</text:p>
      <text:p text:style-name="P39"><text:tab/>push bc</text:p>
      <text:p text:style-name="P19"><text:tab/>call printheart</text:p>
      <text:p text:style-name="P19"><text:tab/>ld a,(ix+0)</text:p>
      <text:p text:style-name="P19"><text:tab/>add a,4</text:p>
      <text:p text:style-name="P19"><text:tab/>ld (ix+0),a</text:p>
      <text:p text:style-name="P19"><text:tab/>call printheart</text:p>
      <text:p text:style-name="P19"><text:tab/>pop bc</text:p>
      <text:p text:style-name="P19"><text:tab/>inc ix</text:p>
      <text:p text:style-name="P19"><text:tab/>inc ix</text:p>
      <text:p text:style-name="P19"><text:tab/>djnz updateheartslp</text:p>
      <text:p text:style-name="P19"><text:tab/>ret</text:p>
      <text:p text:style-name="P3"/>
      <text:p text:style-name="P19">printheart</text:p>
      <text:p text:style-name="P19"><text:tab/>;ix points to pos in table</text:p>
      <text:p text:style-name="P19"><text:tab/>;print single heart (if large)</text:p>
      <text:p text:style-name="P19"/>
      <text:p text:style-name="P19"><text:tab/>ld a,(ix+0)</text:p>
      <text:p text:style-name="P19"><text:tab/>rra</text:p>
      <text:p text:style-name="P19"><text:tab/>rra</text:p>
      <text:p text:style-name="P19"><text:tab/>rra</text:p>
      <text:p text:style-name="P19"><text:tab/>rra</text:p>
      <text:p text:style-name="P19"><text:tab/>rra</text:p>
      <text:p text:style-name="P19"><text:tab/>and 3</text:p>
      <text:p text:style-name="P19"><text:tab/>ret z</text:p>
      <text:p text:style-name="P19"><text:tab/>add a,28</text:p>
      <text:p text:style-name="P19"><text:tab/>ld (frmno),a</text:p>
      <text:p text:style-name="P19"/>
      <text:p text:style-name="P19"><text:tab/>ld a,(ix+1)<text:tab/>;;path 0-255</text:p>
      <text:p text:style-name="P39">addpatch</text:p>
      <text:p text:style-name="P39"><text:tab/>sub a,(ix+0)<text:tab/>;;count 0-255</text:p>
      <text:p text:style-name="P19"><text:tab/>and 127</text:p>
      <text:p text:style-name="P19"><text:tab/>push af</text:p>
      <text:p text:style-name="P19"><text:tab/>call getvalue</text:p>
      <text:p text:style-name="P19"><text:tab/>add a,62</text:p>
      <text:p text:style-name="P19"><text:tab/>ld (frmx),a</text:p>
      <text:p text:style-name="P19"><text:tab/>pop af</text:p>
      <text:p text:style-name="P19"><text:tab/>add a,32</text:p>
      <text:p text:style-name="P19"><text:tab/>and 127</text:p>
      <text:p text:style-name="P19"><text:tab/>call getvalue</text:p>
      <text:p text:style-name="P19"><text:tab/>ld c,a</text:p>
      <text:p text:style-name="P19"><text:tab/>add a,a</text:p>
      <text:p text:style-name="P19"><text:tab/>add a,c</text:p>
      <text:p text:style-name="P19"><text:tab/></text:p>
      <text:p text:style-name="P19"><text:tab/>add a,110</text:p>
      <text:p text:style-name="P19"><text:tab/>ld (frmy),a</text:p>
      <text:p text:style-name="P19"><text:tab/>push ix</text:p>
      <text:p text:style-name="P19"><text:tab/>call findfrmsize</text:p>
      <text:p text:style-name="P19"><text:tab/>call frame</text:p>
      <text:p text:style-name="P19"><text:tab/>pop ix</text:p>
      <text:p text:style-name="P19"><text:tab/>ret</text:p>
      <text:p text:style-name="P3"><text:tab/></text:p>
      <text:p text:style-name="P39">getvalue</text:p>
      <text:p text:style-name="P39"><text:tab/>call getsincos</text:p>
      <text:p text:style-name="P19"><text:tab/>ld b,0</text:p>
      <text:p text:style-name="P19"><text:tab/>bit 7,a</text:p>
      <text:p text:style-name="P19"><text:tab/>jr z,waspos</text:p>
      <text:p text:style-name="P19"><text:tab/>neg</text:p>
      <text:p text:style-name="P19"><text:tab/>ld b,1</text:p>
      <text:p text:style-name="P19">waspos</text:p>
      <text:p text:style-name="P19"><text:soft-page-break/><text:tab/>ld c,a</text:p>
      <text:p text:style-name="P19"><text:tab/>ld a,(ix+0)</text:p>
      <text:p text:style-name="P19"><text:tab/>push bc</text:p>
      <text:p text:style-name="P19"><text:tab/>call multiply<text:tab/><text:tab/>;max value 127*64</text:p>
      <text:p text:style-name="P19"><text:tab/>pop bc</text:p>
      <text:p text:style-name="P19"><text:tab/>ld a,h<text:tab/>;;a=-63 to +63</text:p>
      <text:p text:style-name="P19"><text:tab/>bit 0,b</text:p>
      <text:p text:style-name="P19"><text:tab/>ret z</text:p>
      <text:p text:style-name="P19"><text:tab/>neg</text:p>
      <text:p text:style-name="P19"><text:tab/>ret</text:p>
      <text:p text:style-name="P3"/>
      <text:p text:style-name="P39">getsincos</text:p>
      <text:p text:style-name="P39"><text:tab/><text:tab/>;entry a=0-127</text:p>
      <text:p text:style-name="P19"><text:tab/><text:tab/>;exit a=-64 to 64</text:p>
      <text:p text:style-name="P19"><text:tab/>srl a<text:tab/><text:tab/>;max=63</text:p>
      <text:p text:style-name="P19"><text:tab/>ld c,a</text:p>
      <text:p text:style-name="P19"><text:tab/>ld b,0</text:p>
      <text:p text:style-name="P19"><text:tab/>ld hl,sincostable</text:p>
      <text:p text:style-name="P19"><text:tab/>add hl,bc</text:p>
      <text:p text:style-name="P19"><text:tab/>ld a,(hl)</text:p>
      <text:p text:style-name="P19"><text:tab/>ret</text:p>
      <text:p text:style-name="P3"/>
      <text:p text:style-name="P39">sincostable</text:p>
      <text:p text:style-name="P39"><text:tab/>defb <text:s/>0, 6,12,18,24,30,35,40,45,49,53,56,59,61,62,63 <text:s/>;;quad 0</text:p>
      <text:p text:style-name="P19"><text:tab/>defb 64,63,62,61,59,56,53,49,45,40,35,30,24,18,12, 6 <text:s/>;;quad 1</text:p>
      <text:p text:style-name="P19"><text:tab/>defb -0,-6,-12,-18,-24,-30,-35,-40,-45,-49,-53,-56,-59,-61,-62,-63 <text:s/>;;quad 2</text:p>
      <text:p text:style-name="P19"><text:tab/>defb -64,-63,-62,-61,-59,-56,-53,-49,-45,-40,-35,-30,-24,-18,-12,-6 <text:s/>;;quad 3</text:p>
      <text:p text:style-name="P3"/>
      <text:p text:style-name="P3"/>
      <text:p text:style-name="P39">multiply</text:p>
      <text:p text:style-name="P39"><text:tab/>;;a=no to mult. c=multiplier <text:s text:c="3"/>hl=ans</text:p>
      <text:p text:style-name="P19"><text:tab/>ld e,a</text:p>
      <text:p text:style-name="P19"><text:tab/>ld b,8</text:p>
      <text:p text:style-name="P19"><text:tab/>ld hl,0</text:p>
      <text:p text:style-name="P19"><text:tab/>ld d,h</text:p>
      <text:p text:style-name="P39">multlp</text:p>
      <text:p text:style-name="P39"><text:tab/>srl c</text:p>
      <text:p text:style-name="P19"><text:tab/>jr nc,noadd</text:p>
      <text:p text:style-name="P19"><text:tab/>add hl,de</text:p>
      <text:p text:style-name="P39">noadd</text:p>
      <text:p text:style-name="P39"><text:tab/>sla e</text:p>
      <text:p text:style-name="P19"><text:tab/>rl d</text:p>
      <text:p text:style-name="P19"><text:tab/>djnz multlp</text:p>
      <text:p text:style-name="P19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8">scrolledbyte</text:p>
      <text:p text:style-name="P48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8">movestartdown</text:p>
      <text:p text:style-name="P48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8">storenewfrmloc</text:p>
      <text:p text:style-name="P48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8">storeplotbyte</text:p>
      <text:p text:style-name="P48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8">storeplot</text:p>
      <text:p text:style-name="P48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8">frmylp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</text:p>
      <text:p text:style-name="P48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8">plotbytepatch</text:p>
      <text:p text:style-name="P48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8">spritepatch</text:p>
      <text:p text:style-name="P48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8">addtodef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8">revbyte</text:p>
      <text:p text:style-name="P48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8">onhalfspacing1</text:p>
      <text:p text:style-name="P48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8"><text:soft-page-break/>onhalfdir</text:p>
      <text:p text:style-name="P48"><text:tab/>and a</text:p>
      <text:p text:style-name="P41"><text:tab/>jp z,storecallpatch</text:p>
      <text:p text:style-name="P41"><text:tab/>ld hl,plotlinedirrev</text:p>
      <text:p text:style-name="P41"/>
      <text:p text:style-name="P48">storecallpatch</text:p>
      <text:p text:style-name="P48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8">frmylp1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1</text:p>
      <text:p text:style-name="P48"><text:tab/>ld bc,0000<text:tab/>;patched</text:p>
      <text:p text:style-name="P41"><text:tab/>add hl,bc</text:p>
      <text:p text:style-name="P41"/>
      <text:p text:style-name="P48">acrosshalf</text:p>
      <text:p text:style-name="P48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8">plotlinepatch</text:p>
      <text:p text:style-name="P48"><text:tab/>call plotlinexor</text:p>
      <text:p text:style-name="P41"/>
      <text:p text:style-name="P41"/>
      <text:p text:style-name="P41"><text:tab/>ex de,hl</text:p>
      <text:p text:style-name="P48">addtodef1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8">plotlinexor</text:p>
      <text:p text:style-name="P48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8">leftsidexor</text:p>
      <text:p text:style-name="P48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8">plotlinedir</text:p>
      <text:p text:style-name="P48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8">leftsidedir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dir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8">plotlinexorrev</text:p>
      <text:p text:style-name="P48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8">leftsidexorrev</text:p>
      <text:p text:style-name="P48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8">plotlinedirrev</text:p>
      <text:p text:style-name="P48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8">leftsidedirrev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<text:soft-page-break/>rightsidedirrev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41">attritable<text:tab/>EQU &amp;AF00<text:tab/><text:tab/><text:tab/>;;DEFS 32*24,64+2</text:p>
      <text:p text:style-name="P3"/>
      <text:p text:style-name="P19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9"><text:tab/>ret</text:p>
      <text:p text:style-name="P19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9">mend<text:tab/>equ 0</text:p>
      <text:p text:style-name="P19"><text:soft-page-break/>mxy<text:tab/>equ 128</text:p>
      <text:p text:style-name="P41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41">;;mx<text:tab/>equ 7</text:p>
      <text:p text:style-name="P41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41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3"><text:tab/>call openwindow<text:tab/></text:p>
      <text:p text:style-name="P53"><text:tab/>call flipifnecessary</text:p>
      <text:p text:style-name="P19"><text:tab/>call prtmessage1</text:p>
      <text:p text:style-name="P53"><text:tab/>call flipifnecessary</text:p>
      <text:p text:style-name="P53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19"><text:tab/>cp 5</text:p>
      <text:p text:style-name="P19"><text:tab/>jp z,repeat</text:p>
      <text:p text:style-name="P19"><text:tab/>cp 6</text:p>
      <text:p text:style-name="P19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8">changexy</text:p>
      <text:p text:style-name="P52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3"><text:tab/>ld a,6</text:p>
      <text:p text:style-name="P53"><text:tab/>ld (sndfx),a</text:p>
      <text:p text:style-name="P3"/>
      <text:p text:style-name="P19"><text:tab/>ld a,10</text:p>
      <text:p text:style-name="P19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41"><text:tab/>if computer=amstrad</text:p>
      <text:p text:style-name="P41"><text:tab/>sla a</text:p>
      <text:p text:style-name="P41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41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41">size <text:tab/>defb 0</text:p>
      <text:p text:style-name="P3"/>
      <text:p text:style-name="P3"/>
      <text:p text:style-name="P40">random</text:p>
      <text:p text:style-name="P40"><text:tab/>push ix</text:p>
      <text:p text:style-name="P19"><text:tab/>ld a,(seed)</text:p>
      <text:p text:style-name="P19"><text:tab/>ld ix,seed</text:p>
      <text:p text:style-name="P19"><text:tab/>dec a</text:p>
      <text:p text:style-name="P19"><text:tab/>xor (ix+1)</text:p>
      <text:p text:style-name="P19"><text:tab/>rla</text:p>
      <text:p text:style-name="P19"><text:tab/>rr (ix+2)</text:p>
      <text:p text:style-name="P19"><text:tab/>ld (ix+0),a</text:p>
      <text:p text:style-name="P19"><text:tab/>cpl</text:p>
      <text:p text:style-name="P19"><text:tab/>rla</text:p>
      <text:p text:style-name="P19"><text:tab/>xor 48</text:p>
      <text:p text:style-name="P19"><text:soft-page-break/><text:tab/>xor (ix+1)</text:p>
      <text:p text:style-name="P19"><text:tab/>ld (ix+1),a</text:p>
      <text:p text:style-name="P19"><text:tab/>xor (ix+2)</text:p>
      <text:p text:style-name="P19"><text:tab/>pop ix</text:p>
      <text:p text:style-name="P19"><text:tab/>ret</text:p>
      <text:p text:style-name="P19"/>
      <text:p text:style-name="P19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7">inkey</text:p>
      <text:p text:style-name="P47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7">inkeypatch</text:p>
      <text:p text:style-name="P47"><text:tab/>res 0,b</text:p>
      <text:p text:style-name="P41"><text:tab/>in a,(c)</text:p>
      <text:p text:style-name="P47">inkeypat1</text:p>
      <text:p text:style-name="P47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7">kempston</text:p>
      <text:p text:style-name="P47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7">inkeypat2</text:p>
      <text:p text:style-name="P47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7">inkey</text:p>
      <text:p text:style-name="P47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7">kpatch</text:p>
      <text:p text:style-name="P47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7">getkeybyte</text:p>
      <text:p text:style-name="P47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7">getkeyslp</text:p>
      <text:p text:style-name="P47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7">reskey</text:p>
      <text:p text:style-name="P47"><text:tab/>and a</text:p>
      <text:p text:style-name="P41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7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7">checkkemlp</text:p>
      <text:p text:style-name="P47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7">fitted</text:p>
      <text:p text:style-name="P47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3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41">afterroomsetup</text:p>
      <text:p text:style-name="P41"><text:tab/>if seecoins=0</text:p>
      <text:p text:style-name="P19"><text:tab/>call putcoinsinroom</text:p>
      <text:p text:style-name="P19"><text:tab/>call resetroommoving</text:p>
      <text:p text:style-name="P41"><text:tab/>endif</text:p>
      <text:p text:style-name="P3"/>
      <text:p text:style-name="P41"><text:tab/>if seecoins=1</text:p>
      <text:p text:style-name="P41"><text:tab/>call resetroommoving</text:p>
      <text:p text:style-name="P41"><text:tab/>call putcoinsinroom</text:p>
      <text:p text:style-name="P41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9">roomsetuplp</text:p>
      <text:p text:style-name="P34"><text:tab/>ld hl,roomdata</text:p>
      <text:p text:style-name="P41"><text:tab/>ld a,(roomno)</text:p>
      <text:p text:style-name="P41"><text:tab/>cp 127</text:p>
      <text:p text:style-name="P41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19"><text:tab/>ld b,totalcoins</text:p>
      <text:p text:style-name="P19"><text:tab/>ld ix,cointable</text:p>
      <text:p text:style-name="P19"><text:tab/>ld de,3</text:p>
      <text:p text:style-name="P34">resetcoinslp</text:p>
      <text:p text:style-name="P34"><text:tab/>res 7,(ix+2)</text:p>
      <text:p text:style-name="P19"><text:tab/>add ix,de</text:p>
      <text:p text:style-name="P19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41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1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3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3">poscheat<text:tab/>defb 0</text:p>
      <text:p text:style-name="P19">oldclock<text:tab/>defb 0</text:p>
      <text:p text:style-name="P19"><text:soft-page-break/>clock<text:tab/>defb 0</text:p>
      <text:p text:style-name="P53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3">colourtable<text:tab/>defb 2,3,4,5,6,5,4,3</text:p>
      <text:p text:style-name="P3">lastkeybyte<text:tab/>defb 0</text:p>
      <text:p text:style-name="P19">tryputdownvar<text:tab/>defb 0</text:p>
      <text:p text:style-name="P53">flipscreen<text:tab/>defb 0</text:p>
      <text:p text:style-name="P53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1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2-11-19T00:22:28.271238301</dc:date>
    <meta:editing-duration>P1DT7H36M59S</meta:editing-duration>
    <meta:editing-cycles>113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3" meta:non-whitespace-character-count="110665"/>
  </office:meta>
</office:document-meta>
</file>